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D000000E94A2C2475FD5BDE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ffffff" draw:fill="none" draw:textarea-horizontal-align="justify" draw:textarea-vertical-align="top" draw:auto-grow-height="false" fo:min-height="5.846cm" fo:min-width="17.28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5.26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286cm"/>
    </style:style>
    <style:style style:name="pr4" style:family="presentation" style:parent-style-name="Default-outline1">
      <style:graphic-properties fo:min-height="14.2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286cm"/>
    </style:style>
    <style:style style:name="pr7" style:family="presentation" style:parent-style-name="Default-subtitle">
      <style:graphic-properties draw:fill-color="#ffffff" draw:auto-grow-height="true" fo:min-height="10.6cm"/>
    </style:style>
    <style:style style:name="pr8" style:family="presentation" style:parent-style-name="Default-subtitle">
      <style:graphic-properties draw:fill-color="#ffffff" draw:auto-grow-height="true" fo:min-height="14.478cm"/>
    </style:style>
    <style:style style:name="P1" style:family="paragraph">
      <style:text-properties fo:font-weight="bold"/>
    </style:style>
    <style:style style:name="P2" style:family="paragraph">
      <loext:graphic-properties draw:fill-color="#ffffff"/>
      <style:text-properties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60pt" style:font-size-asian="60pt" style:font-size-complex="60pt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ristian Gonzalez: Stereo Vision for 3D Object Localization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2" draw:layer="layout" svg:width="22.222cm" svg:height="5.266cm" svg:x="2.889cm" svg:y="5.842cm" presentation:class="subtitle" presentation:user-transformed="true">
          <draw:text-box>
            <text:p text:style-name="P1">An Analysis on the Competitive Capabilities of Stereo Vision Cameras: </text:p>
            <text:p text:style-name="P1">Stereo Vision for 3D Object Localization</text:p>
          </draw:text-box>
        </draw:frame>
        <draw:custom-shape draw:style-name="gr1" draw:text-style-name="P4" draw:layer="layout" svg:width="17.78cm" svg:height="6.096cm" svg:x="5.588cm" svg:y="10.922cm">
          <text:p text:style-name="P3">Kristian Gonzalez</text:p>
          <text:p text:style-name="P3">Masters Mechactronics Thesis Presentation</text:p>
          <text:p text:style-name="P3"/>
          <text:p text:style-name="P3">29 August 201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Introduction</text:p>
          </draw:text-box>
        </draw:frame>
        <draw:frame presentation:style-name="pr4" draw:layer="layout" svg:width="25.199cm" svg:height="14.478cm" svg:x="1.4cm" svg:y="4.064cm" presentation:class="outline" presentation:user-transformed="true">
          <draw:text-box>
            <text:list text:style-name="L2">
              <text:list-item>
                <text:p>Talk about:</text:p>
                <text:list>
                  <text:list-item>
                    <text:p>Background</text:p>
                  </text:list-item>
                  <text:list-item>
                    <text:p>Motivation</text:p>
                  </text:list-item>
                  <text:list-item>
                    <text:p>Related work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2.222cm" svg:height="2.286cm" svg:x="2.889cm" svg:y="0.908cm" presentation:class="title" presentation:user-transformed="true">
          <draw:text-box>
            <text:p>Stereo Vision, Disparity Maps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Talk about: </text:p>
                <text:list>
                  <text:list-item>
                    <text:p>Architecture</text:p>
                  </text:list-item>
                  <text:list-item>
                    <text:p>Disparity itself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3D Reconstruction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Topics: </text:p>
                <text:list>
                  <text:list-item>
                    <text:p>3 main equations</text:p>
                  </text:list-item>
                  <text:list-item>
                    <text:p>Assumptions</text:p>
                  </text:list-item>
                  <text:list-item>
                    <text:p>Some step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Frustum Pointnet</text:p>
          </draw:text-box>
        </draw:frame>
        <draw:frame presentation:style-name="pr4" draw:layer="layout" svg:width="25.199cm" svg:height="14.478cm" svg:x="1.4cm" svg:y="4.06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Experiment 1: Baseline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2.222cm" svg:height="3.473cm" svg:x="2.889cm" svg:y="0.315cm" presentation:class="title" presentation:user-transformed="true">
          <draw:text-box>
            <text:p>Experiment 2: Stereo-Point Cloud Network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Experiment 3: SPCLnet v2</text:p>
          </draw:text-box>
        </draw:frame>
        <draw:frame presentation:style-name="pr4" draw:layer="layout" svg:width="25.199cm" svg:height="14.478cm" svg:x="1.4cm" svg:y="4.064cm" presentation:class="outline">
          <draw:text-box>
            <text:list text:style-name="L2">
              <text:list-item>
                <text:p>Realization of data leakage potential, short training tim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2.222cm" svg:height="3.473cm" svg:x="2.889cm" svg:y="0.315cm" presentation:class="title" presentation:user-transformed="true">
          <draw:text-box>
            <text:p>Comparison with Other Networks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>
        <office:forms form:automatic-focus="false" form:apply-design-mode="false"/>
        <draw:frame presentation:style-name="pr7" draw:text-style-name="P7" draw:layer="layout" svg:width="22.222cm" svg:height="10.6cm" svg:x="2.889cm" svg:y="0.908cm" presentation:class="subtitle">
          <draw:text-box>
            <text:p><text:span text:style-name="T1">Thank you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0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Backup: Performance Metrics</text:p>
          </draw:text-box>
        </draw:frame>
        <draw:frame presentation:style-name="pr8" draw:text-style-name="P5" draw:layer="layout" svg:width="25.199cm" svg:height="14.478cm" svg:x="1.4cm" svg:y="4.06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Backup: 3D Reconstruction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2.222cm" svg:height="2.286cm" svg:x="2.889cm" svg:y="0.908cm" presentation:class="title">
          <draw:text-box>
            <text:p>Backup: KITTI Dataset</text:p>
          </draw:text-box>
        </draw:frame>
        <draw:frame presentation:style-name="pr4" draw:layer="layout" svg:width="25.199cm" svg:height="14.478cm" svg:x="1.4cm" svg:y="4.06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MP7" style:family="paragraph">
      <style:paragraph-properties fo:text-align="end"/>
      <style:text-properties style:font-name="Liberation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Liberation Sans1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2pt" style:font-size-complex="12pt"/>
    </style:style>
    <style:style style:name="MT3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222cm" svg:height="2.286cm" svg:x="2.889cm" svg:y="0.908cm" presentation:class="title" presentation:placeholder="true">
        <draw:text-box/>
      </draw:frame>
      <draw:frame presentation:style-name="Default-outline1" draw:layer="backgroundobjects" svg:width="25.199cm" svg:height="14.478cm" svg:x="1.4cm" svg:y="4.064cm" presentation:class="outline" presentation:placeholder="true">
        <draw:text-box/>
      </draw:frame>
      <draw:frame presentation:style-name="Mpr1" draw:text-style-name="MP6" draw:layer="backgroundobjects" svg:width="16.764cm" svg:height="0.935cm" svg:x="5.618cm" svg:y="19.97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4.487cm" svg:height="0.767cm" svg:x="22.86cm" svg:y="19.873cm" presentation:class="page-number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9" draw:layer="backgroundobjects" svg:width="5.08cm" svg:height="1.524cm" svg:x="0.349cm" svg:y="19.208cm">
        <draw:image xlink:href="Pictures/10000201000002ED000000E94A2C2475FD5BDE7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1:30:46.386700069</meta:creation-date>
    <meta:generator>LibreOffice/5.1.6.2$Linux_X86_64 LibreOffice_project/10m0$Build-2</meta:generator>
    <dc:date>2019-08-21T15:10:11.296944332</dc:date>
    <meta:editing-duration>PT3H29M3S</meta:editing-duration>
    <meta:editing-cycles>8</meta:editing-cycles>
    <meta:document-statistic meta:object-count="72"/>
  </office:meta>
</office:document-meta>
</file>